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cb7" officeooo:paragraph-rsid="0014865c"/>
    </style:style>
    <style:style style:name="P2" style:family="paragraph" style:parent-style-name="Standard">
      <style:text-properties fo:font-size="14pt" fo:font-weight="bold" officeooo:rsid="000cccb7" officeooo:paragraph-rsid="0014865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4865c" officeooo:paragraph-rsid="0014865c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4pt" fo:font-weight="bold" officeooo:rsid="0014865c" officeooo:paragraph-rsid="0014865c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2pt" fo:font-weight="bold" officeooo:rsid="0014865c" officeooo:paragraph-rsid="0014865c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text-properties fo:font-size="12pt" fo:font-weight="normal" officeooo:rsid="0018d5fc" officeooo:paragraph-rsid="0018d5fc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officeooo:rsid="0016342f" officeooo:paragraph-rsid="0016342f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1ac212" officeooo:paragraph-rsid="001ac21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4865c" officeooo:paragraph-rsid="0014865c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16f108" officeooo:paragraph-rsid="0016f108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16f108" officeooo:paragraph-rsid="0018d5f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4865c" officeooo:paragraph-rsid="001928af" style:font-size-asian="10.5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4865c" style:font-size-asian="16pt" style:font-weight-asian="bold" style:font-size-complex="16pt" style:font-weight-complex="bold"/>
    </style:style>
    <style:style style:name="T3" style:family="text">
      <style:text-properties officeooo:rsid="0018d5fc"/>
    </style:style>
    <style:style style:name="T4" style:family="text">
      <style:text-properties officeooo:rsid="001ac212"/>
    </style:style>
    <style:style style:name="T5" style:family="text">
      <style:text-properties officeooo:rsid="0016f108"/>
    </style:style>
    <style:style style:name="T6" style:family="text">
      <style:text-properties officeooo:rsid="001928af"/>
    </style:style>
    <text:list-style style:name="L1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□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□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□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line-break/><text:span text:style-name="T1">Own Your OSINT – Privacy </text:span><text:span text:style-name="T2">Actions Checklist</text:span></text:p>
      <text:p text:style-name="P2"/>
      <text:p text:style-name="P3">As mentioned multiple times, privacy and security are long-term matters. You won’t reach a point of satisfaction immediately; once you do, you’re very likely to become dissatisfied if you keep up with your privacy.</text:p>
      <text:p text:style-name="P3"/>
      <text:p text:style-name="P3">However, the provided checklists are designed to give a kickstart to your personal security and privacy. These checklists are not comprehensive and couldn’t possibly be … your threat model will be different than mine and you will find additional things “to do”. With that, here are the checklists.</text:p>
      <text:p text:style-name="P3"/>
      <text:p text:style-name="P3"/>
      <text:p text:style-name="P4">Security Checklist</text:p>
      <text:p text:style-name="P5"/>
      <text:list text:style-name="L1">
        <text:list-item>
          <text:p text:style-name="P6">Full disk encryption on devices</text:p>
        </text:list-item>
        <text:list-item>
          <text:p text:style-name="P6">Breach check on your current data</text:p>
        </text:list-item>
        <text:list-item>
          <text:p text:style-name="P7">No biometrics as primary sign in… replace with pins and passwords</text:p>
        </text:list-item>
        <text:list-item>
          <text:p text:style-name="P7">Biometrics on as an extra layer ON TOP OF passwords/pins</text:p>
        </text:list-item>
        <text:list-item>
          <text:p text:style-name="P7">Password manager</text:p>
        </text:list-item>
        <text:list-item>
          <text:p text:style-name="P7">2FA on everything (hardware key or 2FA app, SMS if you must)</text:p>
        </text:list-item>
        <text:list-item>
          <text:p text:style-name="P7">Separate “critical” vs “other” apps into different 2FA methods</text:p>
        </text:list-item>
        <text:list-item>
          <text:p text:style-name="P7">Don’t carry private information on you</text:p>
        </text:list-item>
        <text:list-item>
          <text:p text:style-name="P7">Store private information in self-hosted or trusted cloud, not on devices</text:p>
        </text:list-item>
        <text:list-item>
          <text:p text:style-name="P7">Audit <text:span text:style-name="T3">all your </text:span>digital services, get rid of any you don’t need <text:span text:style-name="T4">(including mobile apps)</text:span></text:p>
        </text:list-item>
        <text:list-item>
          <text:p text:style-name="P7">Unique usernames and passwords for everything – random generation</text:p>
        </text:list-item>
        <text:list-item>
          <text:p text:style-name="P7">Email “tracker” tags</text:p>
        </text:list-item>
        <text:list-item>
          <text:p text:style-name="P7">“<text:span text:style-name="T5">Burner” credit cards to mask banking and personal information</text:span></text:p>
        </text:list-item>
        <text:list-item>
          <text:p text:style-name="P7">PO Box / CMRA</text:p>
        </text:list-item>
        <text:list-item>
          <text:p text:style-name="P7">Linux OS or locked down Windows</text:p>
        </text:list-item>
        <text:list-item>
          <text:p text:style-name="P7">GrapheneOS for mobile</text:p>
        </text:list-item>
        <text:list-item>
          <text:p text:style-name="P6">Use private messaging like Signal instead of SMS</text:p>
        </text:list-item>
        <text:list-item>
          <text:p text:style-name="P8">Secure home network</text:p>
        </text:list-item>
      </text:list>
      <text:p text:style-name="P9"/>
      <text:p text:style-name="P9"><text:tab/><text:span text:style-name="T6">Use the following space to add any additional security items you may want to tackle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4"><text:soft-page-break/>Privacy Checklist</text:p>
      <text:p text:style-name="P5"/>
      <text:list text:continue-numbering="true" text:style-name="L1">
        <text:list-item>
          <text:p text:style-name="P6">Disable location services</text:p>
        </text:list-item>
        <text:list-item>
          <text:p text:style-name="P6">Remove EXIF data from photos</text:p>
        </text:list-item>
        <text:list-item>
          <text:p text:style-name="P7">Delete social media (at least make it anonymous)</text:p>
        </text:list-item>
        <text:list-item>
          <text:p text:style-name="P6">Use a VPN</text:p>
        </text:list-item>
        <text:list-item>
          <text:p text:style-name="P7">Privacy-oriented web browser</text:p>
        </text:list-item>
        <text:list-item>
          <text:p text:style-name="P7">Privacy oriented search-engine</text:p>
        </text:list-item>
        <text:list-item>
          <text:p text:style-name="P7">Obfuscate your data online</text:p>
        </text:list-item>
        <text:list-item>
          <text:p text:style-name="P7">Don’t give out legal information unless legally required to</text:p>
        </text:list-item>
        <text:list-item>
          <text:p text:style-name="P6">Register domains for email / personal use (use a provider that anonyomizes your registration)</text:p>
        </text:list-item>
        <text:list-item>
          <text:p text:style-name="P10">New, anonymous “root” email (never give out)</text:p>
        </text:list-item>
        <text:list-item>
          <text:p text:style-name="P10">New email for personal use only</text:p>
        </text:list-item>
        <text:list-item>
          <text:p text:style-name="P10">New email (professional, behind domain) … anonymous</text:p>
        </text:list-item>
        <text:list-item>
          <text:p text:style-name="P10">New email (professional, behind domain) … real name</text:p>
        </text:list-item>
        <text:list-item>
          <text:p text:style-name="P11">A variety of anonymous emails to use for <text:span text:style-name="T3">other</text:span> online services</text:p>
        </text:list-item>
        <text:list-item>
          <text:p text:style-name="P10">New phone number to point VOIP numbers to</text:p>
        </text:list-item>
        <text:list-item>
          <text:p text:style-name="P10">New phone number (VOIP) for personal use only (or reuse existing)</text:p>
        </text:list-item>
        <text:list-item>
          <text:p text:style-name="P10">New phone number (VOIP) for employer</text:p>
        </text:list-item>
        <text:list-item>
          <text:p text:style-name="P10">New phone number (VOIP) for shopping</text:p>
        </text:list-item>
        <text:list-item>
          <text:p text:style-name="P10">New phone number (VOIP) for other online services</text:p>
        </text:list-item>
        <text:list-item>
          <text:p text:style-name="P7">Public Alias</text:p>
        </text:list-item>
        <text:list-item>
          <text:p text:style-name="P7">Regular OSINT-probes to find weak points in security/privacy</text:p>
        </text:list-item>
        <text:list-item>
          <text:p text:style-name="P6">Consider self-hosting as many cloud-based services as possible</text:p>
        </text:list-item>
        <text:list-item>
          <text:p text:style-name="P6">Data broker opt-outs</text:p>
        </text:list-item>
      </text:list>
      <text:p text:style-name="P9"/>
      <text:p text:style-name="P12"><text:tab/><text:span text:style-name="T6">Use the following space to add any additional privacy items you may want to tackle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4865c" officeooo:paragraph-rsid="0014865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rivacy Checklist – https://github.com/RealAsira/OwnYourOSINT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21:41:09.912913500</meta:creation-date>
    <dc:date>2025-10-23T19:45:53.291561000</dc:date>
    <meta:editing-duration>PT22H4M22S</meta:editing-duration>
    <meta:editing-cycles>6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49" meta:word-count="448" meta:character-count="2625" meta:non-whitespace-character-count="2261"/>
  </office:meta>
</office:document-meta>
</file>